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61cm" fo:min-width="0cm"/>
    </style:style>
    <style:style style:name="gr2" style:family="graphic" style:parent-style-name="standard">
      <style:graphic-properties svg:stroke-color="#ffffff" draw:fill="solid" draw:fill-color="#ffcccc" draw:textarea-vertical-align="middle"/>
    </style:style>
    <style:style style:name="gr3" style:family="graphic" style:parent-style-name="standard">
      <style:graphic-properties svg:stroke-color="#ffffff" draw:textarea-vertical-align="middle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standard">
      <style:graphic-properties svg:stroke-color="#ffffff" draw:fill="solid" draw:fill-color="#99ff99" draw:textarea-vertical-align="middle"/>
    </style:style>
    <style:style style:name="gr6" style:family="graphic" style:parent-style-name="standard">
      <style:graphic-properties svg:stroke-color="#ffffff" draw:fill="solid" draw:fill-color="#ffff99" draw:textarea-vertical-align="middl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9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613cm" fo:min-width="0cm"/>
    </style:style>
    <style:style style:name="gr10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484cm" fo:min-width="0.48cm"/>
    </style:style>
    <style:style style:name="gr11" style:family="graphic" style:parent-style-name="objectwithoutfill">
      <style:graphic-properties draw:marker-end="Arrow" draw:marker-end-width="0.3cm" draw:fill="solid" draw:fill-color="#dddddd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53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3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5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731cm"/>
    </style:style>
    <style:style style:name="gr18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1.02cm" fo:min-width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style-name="Italic" style:font-family-generic="roman" style:font-pitch="variable" fo:font-size="12pt" style:font-size-asian="40pt" style:font-size-complex="40pt"/>
    </style:style>
    <style:style style:name="P3" style:family="paragraph">
      <style:paragraph-properties fo:text-align="center"/>
      <style:text-properties fo:font-family="Georgia" style:font-style-name="Italic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family="Georgia" style:font-style-name="Italic" style:font-family-generic="roman" style:font-pitch="variable" fo:font-size="12pt"/>
    </style:style>
    <style:style style:name="P5" style:family="paragraph">
      <style:text-properties fo:font-family="Georgia" style:font-style-name="Italic" style:font-family-generic="roman" style:font-pitch="variable" fo:font-size="12pt"/>
    </style:style>
    <style:style style:name="P6" style:family="paragraph">
      <style:paragraph-properties fo:text-align="center"/>
      <style:text-properties fo:font-family="Georgia" style:font-style-name="Italic" style:font-family-generic="roman" style:font-pitch="variable" fo:font-size="12pt" style:text-underline-style="solid" style:text-underline-width="auto" style:text-underline-color="font-color"/>
    </style:style>
    <style:style style:name="P7" style:family="paragraph">
      <style:text-properties fo:font-family="Georgia" style:font-style-name="Italic" style:font-family-generic="roman" style:font-pitch="variable"/>
    </style:style>
    <style:style style:name="P8" style:family="paragraph">
      <style:paragraph-properties fo:text-align="center"/>
      <style:text-properties fo:font-family="Georgia" style:font-style-name="Italic" style:font-family-generic="roman" style:font-pitch="variable" fo:font-weight="bold" style:font-weight-asian="bold" style:font-weight-complex="bold"/>
    </style:style>
    <style:style style:name="P9" style:family="paragraph">
      <style:paragraph-properties fo:text-align="center"/>
      <style:text-properties fo:font-family="Georgia" style:font-style-name="Italic" style:font-family-generic="roman" style:font-pitch="variable" fo:font-size="12pt" style:text-underline-style="none" fo:font-weight="normal" style:font-weight-asian="normal" style:font-weight-complex="normal"/>
    </style:style>
    <style:style style:name="T1" style:family="text">
      <style:text-properties fo:font-family="Georgia" style:font-style-name="Italic" style:font-family-generic="roman" style:font-pitch="variable" fo:font-size="24pt" style:font-size-asian="40pt" style:font-size-complex="40pt"/>
    </style:style>
    <style:style style:name="T2" style:family="text">
      <style:text-properties fo:font-family="Georgia" style:font-style-name="Italic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T3" style:family="text">
      <style:text-properties fo:font-family="Georgia" style:font-style-name="Italic" style:font-family-generic="roman" style:font-pitch="variable" fo:font-size="12pt"/>
    </style:style>
    <style:style style:name="T4" style:family="text">
      <style:text-properties fo:font-family="Georgia" style:font-style-name="Italic" style:font-family-generic="roman" style:font-pitch="variable" fo:font-size="12pt" style:text-underline-style="none" fo:font-weight="bold" style:font-weight-asian="bold" style:font-weight-complex="bold"/>
    </style:style>
    <style:style style:name="T5" style:family="text">
      <style:text-properties fo:font-family="Georgia" style:font-style-name="Italic" style:font-family-generic="roman" style:font-pitch="variable" fo:font-size="12pt" style:text-underline-style="none"/>
    </style:style>
    <style:style style:name="T6" style:family="text">
      <style:text-properties fo:font-family="Georgia" style:font-style-name="Italic" style:font-family-generic="roman" style:font-pitch="variable"/>
    </style:style>
    <style:style style:name="T7" style:family="text">
      <style:text-properties fo:font-family="Georgia" style:font-style-name="Italic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family="Georgia" style:font-style-name="Italic" style:font-family-generic="roman" style:font-pitch="variable" fo:font-size="12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366cm" svg:height="1.411cm" svg:x="11.684cm" svg:y="0.316cm">
          <draw:text-box>
            <text:p text:style-name="P1"><text:span text:style-name="T1">BASS Flow Chart</text:span></text:p>
          </draw:text-box>
        </draw:frame>
        <draw:rect draw:style-name="gr2" draw:text-style-name="P1" draw:layer="layout" svg:width="16.764cm" svg:height="6.268cm" svg:x="10.922cm" svg:y="14.732cm">
          <text:p/>
        </draw:rect>
        <draw:rect draw:style-name="gr3" draw:text-style-name="P1" draw:layer="layout" svg:width="11.684cm" svg:height="6.35cm" svg:x="0cm" svg:y="0cm">
          <text:p/>
        </draw:rect>
        <draw:rect draw:style-name="gr4" draw:text-style-name="P1" draw:layer="layout" svg:width="4.551cm" svg:height="3.509cm" svg:x="8.757cm" svg:y="4.465cm">
          <text:p/>
        </draw:rect>
        <draw:rect draw:style-name="gr5" draw:text-style-name="P1" draw:layer="layout" svg:width="13.306cm" svg:height="8.89cm" svg:x="8.89cm" svg:y="4.572cm">
          <text:p/>
        </draw:rect>
        <draw:rect draw:style-name="gr4" draw:text-style-name="P1" draw:layer="layout" svg:width="4.318cm" svg:height="3.556cm" svg:x="18.417cm" svg:y="1.832cm">
          <text:p/>
        </draw:rect>
        <draw:rect draw:style-name="gr6" draw:text-style-name="P1" draw:layer="layout" svg:width="10.668cm" svg:height="6.958cm" svg:x="0cm" svg:y="13.97cm">
          <text:p/>
        </draw:rect>
        <draw:custom-shape draw:style-name="gr7" draw:text-style-name="P3" xml:id="id1" draw:id="id1" draw:layer="layout" svg:width="2.794cm" svg:height="2.032cm" svg:x="0.738cm" svg:y="8.614cm">
          <text:p text:style-name="P1"><text:span text:style-name="T2">Upload </text:span></text:p>
          <text:p text:style-name="P1"><text:span text:style-name="T2">Time series</text:span></text:p>
          <text:p text:style-name="P1"><text:span text:style-name="T2">data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4" xml:id="id2" draw:id="id2" draw:layer="layout" svg:width="2.794cm" svg:height="1.43cm" svg:x="0.738cm" svg:y="11.516cm">
          <text:p text:style-name="P1"><text:span text:style-name="T3">Raw data plo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svg:x1="2.135cm" svg:y1="10.486cm" svg:x2="2.135cm" svg:y2="11.516cm" draw:start-shape="id1" draw:start-glue-point="6" draw:end-shape="id2" draw:end-glue-point="4" svg:d="M2135 10486v1030">
          <text:p/>
        </draw:connector>
        <draw:custom-shape draw:style-name="gr7" draw:text-style-name="P4" xml:id="id3" draw:id="id3" draw:layer="layout" svg:width="3.048cm" svg:height="2.54cm" svg:x="4.572cm" svg:y="8.358cm">
          <text:p text:style-name="P1"><text:span text:style-name="T3">Transform </text:span></text:p>
          <text:p text:style-name="P1"><text:span text:style-name="T3">dat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4" draw:layer="layout" svg:x1="3.532cm" svg:y1="9.63cm" svg:x2="4.572cm" svg:y2="9.628cm" draw:start-shape="id1" draw:start-glue-point="7" draw:end-shape="id3" draw:end-glue-point="5" svg:d="M3532 9630h521v-2h519">
          <text:p/>
        </draw:connector>
        <draw:custom-shape draw:style-name="gr7" draw:text-style-name="P4" xml:id="id4" draw:id="id4" draw:layer="layout" svg:width="3.556cm" svg:height="1.524cm" svg:x="0.254cm" svg:y="3.302cm">
          <text:p text:style-name="P1"><text:span text:style-name="T3">Specify methods </text:span></text:p>
          <text:p text:style-name="P1"><text:span text:style-name="T3">and settings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4" draw:layer="layout" draw:line-skew="0.162cm" svg:x1="6.096cm" svg:y1="8.358cm" svg:x2="2.032cm" svg:y2="4.706cm" draw:start-shape="id3" draw:start-glue-point="4" draw:end-shape="id4" draw:end-glue-point="6" svg:d="M6096 8358v-1604h-4064v-2048">
          <text:p/>
        </draw:connector>
        <draw:custom-shape draw:style-name="gr7" draw:text-style-name="P4" xml:id="id5" draw:id="id5" draw:layer="layout" svg:width="2.286cm" svg:height="1.016cm" svg:x="3.302cm" svg:y="1.32cm">
          <text:p text:style-name="P1"><text:span text:style-name="T3">Transfo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2.032cm" svg:y1="3.302cm" svg:x2="3.302cm" svg:y2="1.828cm" draw:start-shape="id4" draw:start-glue-point="0" draw:end-shape="id5" draw:end-glue-point="5" svg:d="M2032 3302v-1474h1270">
          <text:p/>
        </draw:connector>
        <draw:custom-shape draw:style-name="gr7" draw:text-style-name="P4" xml:id="id6" draw:id="id6" draw:layer="layout" svg:width="2.286cm" svg:height="2.032cm" svg:x="6.604cm" svg:y="3.048cm">
          <text:p text:style-name="P1"><text:span text:style-name="T3">Data</text:span></text:p>
          <text:p text:style-name="P1"><text:span text:style-name="T3">Desir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5.588cm" svg:y1="1.828cm" svg:x2="7.747cm" svg:y2="3.048cm" draw:start-shape="id5" draw:start-glue-point="7" draw:end-shape="id6" draw:end-glue-point="4" svg:d="M5588 1828h2159v1220">
          <text:p/>
        </draw:connector>
        <draw:connector draw:style-name="gr8" draw:text-style-name="P4" draw:layer="layout" svg:x1="6.604cm" svg:y1="4.064cm" svg:x2="3.81cm" svg:y2="4.064cm" draw:start-shape="id6" draw:start-glue-point="5" draw:end-shape="id4" draw:end-glue-point="7" svg:d="M6604 4064h-2794">
          <text:p/>
        </draw:connector>
        <draw:frame draw:style-name="gr9" draw:text-style-name="P5" draw:layer="layout" svg:width="1.099cm" svg:height="0.863cm" svg:x="5.505cm" svg:y="7.111cm">
          <draw:text-box>
            <text:p><text:span text:style-name="T3">yes</text:span></text:p>
          </draw:text-box>
        </draw:frame>
        <draw:frame draw:style-name="gr10" draw:text-style-name="P5" draw:layer="layout" svg:width="0.98cm" svg:height="0.734cm" svg:x="5.37cm" svg:y="3.584cm">
          <draw:text-box>
            <text:p><text:span text:style-name="T3">no</text:span></text:p>
          </draw:text-box>
        </draw:frame>
        <draw:custom-shape draw:style-name="gr7" draw:text-style-name="P4" xml:id="id7" draw:id="id7" draw:layer="layout" svg:width="2.54cm" svg:height="1.378cm" svg:x="8.882cm" svg:y="1.108cm">
          <text:p text:style-name="P1"><text:span text:style-name="T3">Transform </text:span></text:p>
          <text:p text:style-name="P1"><text:span text:style-name="T3">data 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draw:line-skew="1.4cm" svg:x1="5.588cm" svg:y1="1.828cm" svg:x2="8.882cm" svg:y2="1.797cm" draw:start-shape="id5" draw:start-glue-point="7" draw:end-shape="id7" svg:d="M5588 1828h3048v-31h246">
          <text:p/>
        </draw:connector>
        <draw:custom-shape draw:style-name="gr7" draw:text-style-name="P4" xml:id="id8" draw:id="id8" draw:layer="layout" svg:width="3.812cm" svg:height="1.524cm" svg:x="0.254cm" svg:y="15.578cm">
          <text:p text:style-name="P1"><text:span text:style-name="T3">Specify baseline </text:span></text:p>
          <text:p text:style-name="P1"><text:span text:style-name="T3">method and setting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4" draw:layer="layout" draw:line-skew="-0.031cm" svg:x1="6.096cm" svg:y1="10.898cm" svg:x2="2.16cm" svg:y2="15.729cm" draw:start-shape="id3" draw:start-glue-point="6" draw:end-shape="id8" draw:end-glue-point="4" svg:d="M6096 10898v2310h-3936v2521">
          <text:p/>
        </draw:connector>
        <draw:connector draw:style-name="gr8" draw:text-style-name="P4" draw:layer="layout" draw:line-skew="2.878cm" svg:x1="7.747cm" svg:y1="5.08cm" svg:x2="2.16cm" svg:y2="15.729cm" draw:start-shape="id6" draw:start-glue-point="6" draw:end-shape="id8" draw:end-glue-point="4" svg:d="M7747 5080v8128h-5587v2521">
          <text:p/>
        </draw:connector>
        <draw:frame draw:style-name="gr10" draw:text-style-name="P5" draw:layer="layout" svg:width="0.98cm" svg:height="0.734cm" svg:x="5.624cm" svg:y="11.28cm">
          <draw:text-box>
            <text:p><text:span text:style-name="T3">no</text:span></text:p>
          </draw:text-box>
        </draw:frame>
        <draw:custom-shape draw:style-name="gr7" draw:text-style-name="P4" xml:id="id9" draw:id="id9" draw:layer="layout" svg:width="2.54cm" svg:height="1.07cm" svg:x="2.794cm" svg:y="18.346cm">
          <text:p text:style-name="P1"><text:span text:style-name="T3">Basel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2.16cm" svg:y1="16.982cm" svg:x2="2.794cm" svg:y2="18.881cm" draw:start-shape="id8" draw:start-glue-point="6" draw:end-shape="id9" draw:end-glue-point="5" svg:d="M2160 16982v1899h634">
          <text:p/>
        </draw:connector>
        <draw:custom-shape draw:style-name="gr7" draw:text-style-name="P4" xml:id="id10" draw:id="id10" draw:layer="layout" svg:width="2.286cm" svg:height="2.032cm" svg:x="6.034cm" svg:y="15.394cm">
          <text:p text:style-name="P1"><text:span text:style-name="T3">Data</text:span></text:p>
          <text:p text:style-name="P1"><text:span text:style-name="T3">Desir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5.334cm" svg:y1="18.881cm" svg:x2="7.177cm" svg:y2="17.426cm" draw:start-shape="id9" draw:start-glue-point="7" draw:end-shape="id10" draw:end-glue-point="6" svg:d="M5334 18881h1843v-1455">
          <text:p/>
        </draw:connector>
        <draw:connector draw:style-name="gr11" draw:text-style-name="P1" draw:layer="layout" svg:x1="6.034cm" svg:y1="16.41cm" svg:x2="4.066cm" svg:y2="16.34cm" draw:start-shape="id10" draw:start-glue-point="5" draw:end-shape="id8" draw:end-glue-point="7" svg:d="M6034 16410h-983v-70h-985">
          <text:p/>
        </draw:connector>
        <draw:custom-shape draw:style-name="gr7" draw:text-style-name="P4" xml:id="id11" draw:id="id11" draw:layer="layout" svg:width="2.54cm" svg:height="1.32cm" svg:x="7.866cm" svg:y="18.234cm">
          <text:p text:style-name="P1"><text:span text:style-name="T3">Baseline </text:span></text:p>
          <text:p text:style-name="P1"><text:span text:style-name="T3">data 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1" draw:layer="layout" draw:line-skew="1.265cm" svg:x1="5.334cm" svg:y1="18.881cm" svg:x2="7.866cm" svg:y2="18.894cm" draw:start-shape="id9" draw:start-glue-point="7" draw:end-shape="id11" svg:d="M5334 18881h2532v13">
          <text:p/>
        </draw:connector>
        <draw:frame draw:style-name="gr10" draw:text-style-name="P5" draw:layer="layout" svg:width="0.98cm" svg:height="0.734cm" svg:x="4.772cm" svg:y="15.994cm">
          <draw:text-box>
            <text:p><text:span text:style-name="T3">no</text:span></text:p>
          </draw:text-box>
        </draw:frame>
        <draw:custom-shape draw:style-name="gr7" draw:text-style-name="P4" xml:id="id12" draw:id="id12" draw:layer="layout" svg:width="3.366cm" svg:height="1.551cm" svg:x="9.144cm" svg:y="10.895cm">
          <text:p text:style-name="P1"><text:span text:style-name="T3">Peak detect </text:span></text:p>
          <text:p text:style-name="P1"><text:span text:style-name="T3">Delta valu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2" draw:text-style-name="P1" draw:layer="layout" draw:line-skew="-0.204cm" svg:x1="7.177cm" svg:y1="15.394cm" svg:x2="10.827cm" svg:y2="12.446cm" draw:start-shape="id10" draw:start-glue-point="4" draw:end-shape="id12" draw:end-glue-point="2" svg:d="M7177 15394v-1678h3650v-1270">
          <text:p/>
        </draw:connector>
        <draw:frame draw:style-name="gr13" draw:text-style-name="P5" draw:layer="layout" svg:width="1.099cm" svg:height="0.788cm" svg:x="7.283cm" svg:y="5.334cm">
          <draw:text-box>
            <text:p><text:span text:style-name="T3">yes</text:span></text:p>
          </draw:text-box>
        </draw:frame>
        <draw:frame draw:style-name="gr13" draw:text-style-name="P5" draw:layer="layout" svg:width="1.099cm" svg:height="0.788cm" svg:x="6.65cm" svg:y="14.352cm">
          <draw:text-box>
            <text:p><text:span text:style-name="T3">yes</text:span></text:p>
          </draw:text-box>
        </draw:frame>
        <draw:custom-shape draw:style-name="gr7" draw:text-style-name="P4" xml:id="id13" draw:id="id13" draw:layer="layout" svg:width="2.286cm" svg:height="1.016cm" svg:x="9.352cm" svg:y="7.978cm">
          <text:p text:style-name="P1"><text:span text:style-name="T3">Peak </text:span></text:p>
          <text:p text:style-name="P1"><text:span text:style-name="T3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14" draw:id="id14" draw:layer="layout" svg:width="2.54cm" svg:height="1.248cm" svg:x="9.232cm" svg:y="5.588cm">
          <text:p text:style-name="P1"><text:span text:style-name="T3">Peak </text:span></text:p>
          <text:p text:style-name="P1"><text:span text:style-name="T3">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15" draw:id="id15" draw:layer="layout" svg:width="2.286cm" svg:height="2.032cm" svg:x="12.514cm" svg:y="7.46cm">
          <text:p text:style-name="P1"><text:span text:style-name="T3">Data</text:span></text:p>
          <text:p text:style-name="P1"><text:span text:style-name="T3">Desir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line-skew="1.104cm" svg:x1="10.827cm" svg:y1="11.049cm" svg:x2="10.495cm" svg:y2="8.994cm" draw:start-shape="id12" draw:start-glue-point="4" draw:end-shape="id13" draw:end-glue-point="6" svg:d="M10827 11049h-332v-2055">
          <text:p/>
        </draw:connector>
        <draw:connector draw:style-name="gr12" draw:text-style-name="P1" draw:layer="layout" svg:x1="10.495cm" svg:y1="7.978cm" svg:x2="10.502cm" svg:y2="6.762cm" draw:start-shape="id13" draw:start-glue-point="4" draw:end-shape="id14" draw:end-glue-point="6" svg:d="M10495 7978v-570h7v-646">
          <text:p/>
        </draw:connector>
        <draw:connector draw:style-name="gr12" draw:text-style-name="P1" draw:layer="layout" svg:x1="11.638cm" svg:y1="8.486cm" svg:x2="12.514cm" svg:y2="8.476cm" draw:start-shape="id13" draw:start-glue-point="7" draw:end-shape="id15" draw:end-glue-point="5" svg:d="M11638 8486h439v-10h437">
          <text:p/>
        </draw:connector>
        <draw:connector draw:style-name="gr12" draw:text-style-name="P1" draw:layer="layout" svg:x1="13.657cm" svg:y1="9.492cm" svg:x2="12.51cm" svg:y2="11.671cm" draw:start-shape="id15" draw:start-glue-point="6" draw:end-shape="id12" draw:end-glue-point="7" svg:d="M13657 9492v2179h-1147">
          <text:p/>
        </draw:connector>
        <draw:frame draw:style-name="gr10" draw:text-style-name="P5" draw:layer="layout" svg:width="0.98cm" svg:height="0.734cm" svg:x="13.162cm" svg:y="9.934cm">
          <draw:text-box>
            <text:p><text:span text:style-name="T3">no</text:span></text:p>
          </draw:text-box>
        </draw:frame>
        <draw:custom-shape draw:style-name="gr7" draw:text-style-name="P4" xml:id="id16" draw:id="id16" draw:layer="layout" svg:width="4.066cm" svg:height="1.524cm" svg:x="15.84cm" svg:y="10.922cm">
          <text:p text:style-name="P1"><text:span text:style-name="T3"><text:s/></text:span><text:span text:style-name="T3">Burst detect </text:span></text:p>
          <text:p text:style-name="P1"><text:span text:style-name="T3">threshold valu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4" xml:id="id17" draw:id="id17" draw:layer="layout" svg:width="2.286cm" svg:height="1.272cm" svg:x="16.748cm" svg:y="7.928cm">
          <text:p text:style-name="P1"><text:span text:style-name="T3">Burst </text:span></text:p>
          <text:p text:style-name="P1"><text:span text:style-name="T3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18" draw:id="id18" draw:layer="layout" svg:width="2.54cm" svg:height="1.77cm" svg:x="14.403cm" svg:y="5.582cm">
          <text:p text:style-name="P1"><text:span text:style-name="T3">Peak and </text:span></text:p>
          <text:p text:style-name="P1"><text:span text:style-name="T3">Burst </text:span></text:p>
          <text:p text:style-name="P1"><text:span text:style-name="T3">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19" draw:id="id19" draw:layer="layout" svg:width="2.286cm" svg:height="2.032cm" svg:x="19.91cm" svg:y="7.516cm">
          <text:p text:style-name="P1"><text:span text:style-name="T3">Data</text:span></text:p>
          <text:p text:style-name="P1"><text:span text:style-name="T3">Desir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line-skew="0.86cm" svg:x1="17.873cm" svg:y1="11.073cm" svg:x2="17.891cm" svg:y2="9.2cm" draw:start-shape="id16" draw:start-glue-point="4" draw:end-shape="id17" draw:end-glue-point="6" svg:d="M17873 11073v-151h18v-1722">
          <text:p/>
        </draw:connector>
        <draw:connector draw:style-name="gr12" draw:text-style-name="P1" draw:layer="layout" svg:x1="17.891cm" svg:y1="7.928cm" svg:x2="16.943cm" svg:y2="6.467cm" draw:start-shape="id17" draw:start-glue-point="4" draw:end-shape="id18" draw:end-glue-point="7" svg:d="M17891 7928v-1461h-948">
          <text:p/>
        </draw:connector>
        <draw:connector draw:style-name="gr12" draw:text-style-name="P1" draw:layer="layout" svg:x1="19.034cm" svg:y1="8.564cm" svg:x2="19.91cm" svg:y2="8.532cm" draw:start-shape="id17" draw:start-glue-point="7" draw:end-shape="id19" draw:end-glue-point="5" svg:d="M19034 8564h439v-32h437">
          <text:p/>
        </draw:connector>
        <draw:connector draw:style-name="gr12" draw:text-style-name="P1" draw:layer="layout" svg:x1="21.053cm" svg:y1="9.548cm" svg:x2="19.906cm" svg:y2="11.684cm" draw:start-shape="id19" draw:start-glue-point="6" draw:end-shape="id16" draw:end-glue-point="7" svg:d="M21053 9548v2136h-1147">
          <text:p/>
        </draw:connector>
        <draw:frame draw:style-name="gr10" draw:text-style-name="P5" draw:layer="layout" svg:width="0.98cm" svg:height="0.734cm" svg:x="20.558cm" svg:y="9.99cm">
          <draw:text-box>
            <text:p><text:span text:style-name="T3">no</text:span></text:p>
          </draw:text-box>
        </draw:frame>
        <draw:connector draw:style-name="gr12" draw:text-style-name="P1" draw:layer="layout" draw:line-skew="-0.081cm" svg:x1="14.8cm" svg:y1="8.476cm" svg:x2="15.84cm" svg:y2="11.684cm" draw:start-shape="id15" draw:start-glue-point="7" draw:end-shape="id16" draw:end-glue-point="5" svg:d="M14800 8476h440v3208h600">
          <text:p/>
        </draw:connector>
        <draw:custom-shape draw:style-name="gr7" draw:text-style-name="P6" xml:id="id20" draw:id="id20" draw:layer="layout" svg:width="9.09cm" svg:height="4.972cm" svg:x="18.542cm" svg:y="0.362cm">
          <text:p text:style-name="P1"><text:span text:style-name="T4">Result and Summary Tables</text:span></text:p>
          <text:p text:style-name="P1"><text:span text:style-name="T5">Peak amplitude</text:span></text:p>
          <text:p text:style-name="P1"><text:span text:style-name="T5">Peak-Peak Intervals</text:span></text:p>
          <text:p text:style-name="P1"><text:span text:style-name="T5">Burst Duration</text:span></text:p>
          <text:p text:style-name="P1"><text:span text:style-name="T5">Inter-burst Interval</text:span></text:p>
          <text:p text:style-name="P1"><text:span text:style-name="T5">Total Cycle Time</text:span></text:p>
          <text:p text:style-name="P1"><text:span text:style-name="T5">Burst AUC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4" xml:id="id21" draw:id="id21" draw:layer="layout" svg:width="2.54cm" svg:height="1.762cm" svg:x="25.084cm" svg:y="5.588cm">
          <text:p text:style-name="P1"><text:span text:style-name="T3">Interval</text:span></text:p>
          <text:p text:style-name="P1"><text:span text:style-name="T3">Poincare </text:span></text:p>
          <text:p text:style-name="P1"><text:span text:style-name="T3">Plo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22" draw:id="id22" draw:layer="layout" svg:width="2.54cm" svg:height="1.416cm" svg:x="25.084cm" svg:y="7.824cm">
          <text:p text:style-name="P1"><text:span text:style-name="T3">Time Series </text:span></text:p>
          <text:p text:style-name="P1"><text:span text:style-name="T3">Plo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svg:x1="22.196cm" svg:y1="8.532cm" svg:x2="23.087cm" svg:y2="5.334cm" draw:start-shape="id19" draw:start-glue-point="7" draw:end-shape="id20" svg:d="M22196 8532h891v-3198">
          <text:p/>
        </draw:connector>
        <draw:connector draw:style-name="gr12" draw:text-style-name="P1" draw:layer="layout" draw:line-skew="0.539cm" svg:x1="22.196cm" svg:y1="8.532cm" svg:x2="25.084cm" svg:y2="6.469cm" draw:start-shape="id19" draw:start-glue-point="7" draw:end-shape="id21" svg:d="M22196 8532h1984v-2063h904">
          <text:p/>
        </draw:connector>
        <draw:connector draw:style-name="gr12" draw:text-style-name="P1" draw:layer="layout" svg:x1="22.196cm" svg:y1="8.532cm" svg:x2="25.084cm" svg:y2="8.532cm" draw:start-shape="id19" draw:start-glue-point="7" draw:end-shape="id22" draw:end-glue-point="5" svg:d="M22196 8532h2888">
          <text:p/>
        </draw:connector>
        <draw:frame draw:style-name="gr13" draw:text-style-name="P5" draw:layer="layout" svg:width="1.099cm" svg:height="0.788cm" svg:x="14.732cm" svg:y="9.144cm">
          <draw:text-box>
            <text:p><text:span text:style-name="T3">yes</text:span></text:p>
          </draw:text-box>
        </draw:frame>
        <draw:custom-shape draw:style-name="gr7" draw:text-style-name="P4" xml:id="id23" draw:id="id23" draw:layer="layout" svg:width="2.686cm" svg:height="1.162cm" svg:x="25.1cm" svg:y="9.66cm">
          <text:p text:style-name="P1"><text:span text:style-name="T3">Program</text:span></text:p>
          <text:p text:style-name="P1"><text:span text:style-name="T3">Setting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draw:line-skew="0.54cm" svg:x1="22.196cm" svg:y1="8.532cm" svg:x2="25.1cm" svg:y2="10.241cm" draw:start-shape="id19" draw:start-glue-point="7" draw:end-shape="id23" svg:d="M22196 8532h1993v1709h911">
          <text:p/>
        </draw:connector>
        <draw:frame draw:style-name="gr13" draw:text-style-name="P5" xml:id="id25" draw:id="id25" draw:layer="layout" svg:width="1.099cm" svg:height="0.788cm" svg:x="22.523cm" svg:y="7.948cm">
          <draw:text-box>
            <text:p><text:span text:style-name="T3">yes</text:span></text:p>
          </draw:text-box>
        </draw:frame>
        <draw:frame draw:style-name="gr14" draw:text-style-name="P7" draw:layer="layout" svg:width="4.731cm" svg:height="0.975cm" svg:x="0.254cm" svg:y="0.054cm">
          <draw:text-box>
            <text:p><text:span text:style-name="T6">Transform/Fit </text:span></text:p>
          </draw:text-box>
        </draw:frame>
        <draw:frame draw:style-name="gr15" draw:text-style-name="P7" draw:layer="layout" svg:width="2.868cm" svg:height="0.975cm" svg:x="2.72cm" svg:y="14.011cm">
          <draw:text-box>
            <text:p><text:span text:style-name="T6">Baseline</text:span></text:p>
          </draw:text-box>
        </draw:frame>
        <draw:frame draw:style-name="gr16" draw:text-style-name="P7" draw:layer="layout" svg:width="5.006cm" svg:height="0.975cm" svg:x="8.964cm" svg:y="4.572cm">
          <draw:text-box>
            <text:p><text:span text:style-name="T6">Event Detection</text:span></text:p>
          </draw:text-box>
        </draw:frame>
        <draw:custom-shape draw:style-name="gr7" draw:text-style-name="P8" xml:id="id24" draw:id="id24" draw:layer="layout" svg:width="3.302cm" svg:height="0.946cm" svg:x="0.483cm" svg:y="7.012cm">
          <text:p text:style-name="P1"><text:span text:style-name="T7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1" draw:layer="layout" svg:x1="2.134cm" svg:y1="7.958cm" svg:x2="2.135cm" svg:y2="8.816cm" draw:start-shape="id24" draw:start-glue-point="6" draw:end-shape="id1" draw:end-glue-point="4" svg:d="M2134 7958v329h1v529">
          <text:p/>
        </draw:connector>
        <draw:custom-shape draw:style-name="gr7" draw:text-style-name="P4" xml:id="id31" draw:id="id31" draw:layer="layout" svg:width="3.756cm" svg:height="1.37cm" svg:x="22.568cm" svg:y="15.24cm">
          <text:p text:style-name="P1"><text:span text:style-name="T3">Set spectral </text:span></text:p>
          <text:p text:style-name="P1"><text:span text:style-name="T3">frequencies ranges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2" draw:text-style-name="P1" draw:layer="layout" draw:line-skew="1.22cm" svg:x1="23.072cm" svg:y1="8.736cm" svg:x2="25.1cm" svg:y2="11.792cm" draw:start-shape="id25" draw:start-glue-point="2" draw:end-shape="id26" draw:end-glue-point="4" svg:d="M23072 8736v2748h2028v308">
          <text:p/>
        </draw:connector>
        <draw:custom-shape draw:style-name="gr7" draw:text-style-name="P4" xml:id="id29" draw:id="id29" draw:layer="layout" svg:width="2.54cm" svg:height="1.778cm" svg:x="20.99cm" svg:y="19.096cm">
          <text:p text:style-name="P1"><text:span text:style-name="T3">Interval </text:span></text:p>
          <text:p text:style-name="P1"><text:span text:style-name="T3">Frequency </text:span></text:p>
          <text:p text:style-name="P1"><text:span text:style-name="T3">Plo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27" draw:id="id27" draw:layer="layout" svg:width="2.286cm" svg:height="2.032cm" svg:x="19.209cm" svg:y="16.406cm">
          <text:p text:style-name="P1"><text:span text:style-name="T3">Data</text:span></text:p>
          <text:p text:style-name="P1"><text:span text:style-name="T3">Desir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xml:id="id37" draw:id="id37" draw:layer="layout" svg:x1="21.495cm" svg:y1="17.422cm" svg:x2="21.495cm" svg:y2="17.422cm" draw:start-shape="id27" draw:end-shape="id27" draw:end-glue-point="7" svg:d="M21495 17422z">
          <text:p/>
        </draw:connector>
        <draw:custom-shape draw:style-name="gr7" draw:text-style-name="P4" xml:id="id28" draw:id="id28" draw:layer="layout" svg:width="3.332cm" svg:height="1.016cm" svg:x="22.83cm" svg:y="16.918cm">
          <text:p text:style-name="P1"><text:span text:style-name="T3">Power Spectral </text:span></text:p>
          <text:p text:style-name="P1"><text:span text:style-name="T3">Dens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24.496cm" svg:y1="17.934cm" svg:x2="22.26cm" svg:y2="19.096cm" draw:start-shape="id28" draw:start-glue-point="6" draw:end-shape="id29" draw:end-glue-point="4" svg:d="M24496 17934v582h-2236v580">
          <text:p/>
        </draw:connector>
        <draw:connector draw:style-name="gr12" draw:text-style-name="P1" draw:layer="layout" svg:x1="24.496cm" svg:y1="17.934cm" svg:x2="25.116cm" svg:y2="19.092cm" draw:start-shape="id28" draw:start-glue-point="6" draw:end-shape="id30" draw:end-glue-point="4" svg:d="M24496 17934v580h620v578">
          <text:p/>
        </draw:connector>
        <draw:connector draw:style-name="gr12" draw:text-style-name="P1" draw:layer="layout" svg:x1="26.324cm" svg:y1="15.925cm" svg:x2="26.162cm" svg:y2="17.426cm" draw:start-shape="id31" draw:start-glue-point="7" draw:end-shape="id28" draw:end-glue-point="7" svg:d="M26324 15925h502v1501h-664">
          <text:p/>
        </draw:connector>
        <draw:custom-shape draw:style-name="gr7" draw:text-style-name="P8" xml:id="id36" draw:id="id36" draw:layer="layout" svg:width="3.302cm" svg:height="0.946cm" svg:x="14.986cm" svg:y="13.632cm">
          <text:p text:style-name="P1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34" draw:id="id34" draw:layer="layout" svg:width="2.54cm" svg:height="1.778cm" svg:x="14.765cm" svg:y="16.514cm">
          <text:p text:style-name="P1"><text:span text:style-name="T3">Approximate</text:span></text:p>
          <text:p text:style-name="P1"><text:span text:style-name="T3">Entro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32" draw:id="id32" draw:layer="layout" svg:width="2.54cm" svg:height="1.778cm" svg:x="11.209cm" svg:y="16.514cm">
          <text:p text:style-name="P1"><text:span text:style-name="T3">Hist</text:span></text:p>
          <text:p text:style-name="P1"><text:span text:style-name="T3">Entro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2.479cm" svg:y1="18.292cm" svg:x2="12.479cm" svg:y2="19.108cm" draw:start-shape="id32" draw:start-glue-point="6" draw:end-shape="id33" draw:end-glue-point="4" svg:d="M12479 18292v816">
          <text:p/>
        </draw:connector>
        <draw:connector draw:style-name="gr12" draw:text-style-name="P1" draw:layer="layout" svg:x1="16.035cm" svg:y1="18.292cm" svg:x2="16.035cm" svg:y2="19.108cm" draw:start-shape="id34" draw:start-glue-point="6" draw:end-shape="id35" draw:end-glue-point="4" svg:d="M16035 18292v816">
          <text:p/>
        </draw:connector>
        <draw:custom-shape draw:style-name="gr7" draw:text-style-name="P4" xml:id="id30" draw:id="id30" draw:layer="layout" svg:width="2.54cm" svg:height="1.778cm" svg:x="23.846cm" svg:y="19.092cm">
          <text:p text:style-name="P1"><text:span text:style-name="T8">Result Table </text:span></text:p>
          <text:p text:style-name="P1"><text:span text:style-name="T8">and 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9" xml:id="id33" draw:id="id33" draw:layer="layout" svg:width="2.54cm" svg:height="1.778cm" svg:x="11.209cm" svg:y="19.108cm">
          <text:p text:style-name="P1"><text:span text:style-name="T8">Result Table </text:span></text:p>
          <text:p text:style-name="P1"><text:span text:style-name="T8">and 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9" xml:id="id35" draw:id="id35" draw:layer="layout" svg:width="2.54cm" svg:height="1.778cm" svg:x="14.765cm" svg:y="19.108cm">
          <text:p text:style-name="P1"><text:span text:style-name="T8">Result Table </text:span></text:p>
          <text:p text:style-name="P1"><text:span text:style-name="T8">and pl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svg:x1="19.209cm" svg:y1="17.422cm" svg:x2="17.305cm" svg:y2="17.403cm" draw:start-shape="id27" draw:start-glue-point="5" draw:end-shape="id34" draw:end-glue-point="7" svg:d="M19209 17422h-951v-19h-953">
          <text:p/>
        </draw:connector>
        <draw:frame draw:style-name="gr13" draw:text-style-name="P5" draw:layer="layout" svg:width="1.099cm" svg:height="0.788cm" svg:x="17.951cm" svg:y="16.992cm">
          <draw:text-box>
            <text:p><text:span text:style-name="T3">yes</text:span></text:p>
          </draw:text-box>
        </draw:frame>
        <draw:connector draw:style-name="gr12" draw:text-style-name="P1" draw:layer="layout" svg:x1="14.765cm" svg:y1="17.403cm" svg:x2="13.749cm" svg:y2="17.403cm" draw:start-shape="id34" draw:start-glue-point="5" draw:end-shape="id32" draw:end-glue-point="7" svg:d="M14765 17403h-1016">
          <text:p/>
        </draw:connector>
        <draw:connector draw:style-name="gr12" draw:text-style-name="P1" draw:layer="layout" draw:line-skew="0.101cm" svg:x1="11.209cm" svg:y1="17.403cm" svg:x2="14.986cm" svg:y2="14.105cm" draw:start-shape="id32" draw:start-glue-point="5" draw:end-shape="id36" draw:end-glue-point="5" svg:d="M11209 17403h-400v-3298h4177">
          <text:p/>
        </draw:connector>
        <draw:connector draw:style-name="gr12" draw:text-style-name="P1" draw:layer="layout" svg:x1="22.83cm" svg:y1="17.426cm" svg:x2="21.495cm" svg:y2="17.422cm" draw:start-shape="id28" draw:start-glue-point="5" draw:end-shape="id37" draw:end-glue-point="0" svg:d="M22830 17426h-667v-4h-668">
          <text:p/>
        </draw:connector>
        <draw:connector draw:style-name="gr12" draw:text-style-name="P1" draw:layer="layout" svg:x1="20.352cm" svg:y1="16.406cm" svg:x2="22.568cm" svg:y2="15.925cm" draw:start-shape="id27" draw:start-glue-point="4" draw:end-shape="id31" draw:end-glue-point="5" svg:d="M20352 16406v-501h1680v20h536">
          <text:p/>
        </draw:connector>
        <draw:frame draw:style-name="gr10" draw:text-style-name="P5" draw:layer="layout" svg:width="0.98cm" svg:height="0.734cm" svg:x="20.574cm" svg:y="15.522cm">
          <draw:text-box>
            <text:p><text:span text:style-name="T3">no</text:span></text:p>
          </draw:text-box>
        </draw:frame>
        <draw:custom-shape draw:style-name="gr7" draw:text-style-name="P4" xml:id="id26" draw:id="id26" draw:layer="layout" svg:width="3.556cm" svg:height="1.778cm" svg:x="23.322cm" svg:y="11.792cm">
          <text:p text:style-name="P1"><text:span text:style-name="T3">Interval </text:span></text:p>
          <text:p text:style-name="P1"><text:span text:style-name="T3">analysi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line-skew="2.308cm" svg:x1="23.322cm" svg:y1="12.681cm" svg:x2="18.288cm" svg:y2="14.105cm" draw:start-shape="id26" draw:start-glue-point="5" draw:end-shape="id36" draw:end-glue-point="7" svg:d="M23322 12681h-208v1424h-4826">
          <text:p/>
        </draw:connector>
        <draw:connector draw:style-name="gr12" draw:text-style-name="P1" draw:layer="layout" svg:x1="25.1cm" svg:y1="13.57cm" svg:x2="24.446cm" svg:y2="15.376cm" draw:start-shape="id26" draw:start-glue-point="6" draw:end-shape="id31" draw:end-glue-point="4" svg:d="M25100 13570v836h-654v970">
          <text:p/>
        </draw:connector>
        <draw:frame draw:style-name="gr13" draw:text-style-name="P5" draw:layer="layout" svg:width="1.099cm" svg:height="0.788cm" svg:x="25.317cm" svg:y="13.716cm">
          <draw:text-box>
            <text:p><text:span text:style-name="T3">yes</text:span></text:p>
          </draw:text-box>
        </draw:frame>
        <draw:frame draw:style-name="gr10" draw:text-style-name="P5" draw:layer="layout" svg:width="0.98cm" svg:height="0.734cm" svg:x="21.59cm" svg:y="13.716cm">
          <draw:text-box>
            <text:p><text:span text:style-name="T3">no</text:span></text:p>
          </draw:text-box>
        </draw:frame>
        <draw:frame draw:style-name="gr17" draw:text-style-name="P7" draw:layer="layout" svg:width="5.231cm" svg:height="0.975cm" svg:x="11.025cm" svg:y="14.773cm">
          <draw:text-box>
            <text:p><text:span text:style-name="T6">Interval Analysis</text:span></text:p>
          </draw:text-box>
        </draw:frame>
        <draw:frame draw:style-name="gr18" draw:text-style-name="P5" draw:layer="layout" svg:width="3.639cm" svg:height="1.27cm" svg:x="13.462cm" svg:y="3.048cm">
          <draw:text-box>
            <text:p><text:span text:style-name="T3">All plots are optional to save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by Dobyns</meta:initial-creator>
    <meta:creation-date>2015-01-05T11:14:55</meta:creation-date>
    <meta:editing-duration>PT2H28M59S</meta:editing-duration>
    <meta:editing-cycles>7</meta:editing-cycles>
    <dc:date>2015-01-06T08:13:06</dc:date>
    <dc:creator>Abby Dobyns</dc:creator>
    <meta:generator>OpenOffice/4.1.0$Unix OpenOffice.org_project/410m18$Build-9764</meta:generator>
    <meta:document-statistic meta:object-count="126"/>
  </office:meta>
</office:document-meta>
</file>